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InterfaceNameEndpointResolver.ExternalInterfaceNameEndpointResolver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InterfaceNameEndpointResolver.ExternalInterfaceNameEndpoi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rnalInterfaceNameEndpointResolver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InterfaceNameEndpointResolver.resolveAvailableEndpoints( ComponentContext contex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InterfaceNameEndpointResolver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InterfaceNameEndpoint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